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f36f" officeooo:paragraph-rsid="0008f36f"/>
    </style:style>
    <style:style style:name="P2" style:family="paragraph" style:parent-style-name="Text_20_body">
      <style:text-properties fo:font-weight="bold" officeooo:rsid="000ad7e7" officeooo:paragraph-rsid="000ad7e7" style:font-weight-asian="bold" style:font-weight-complex="bold"/>
    </style:style>
    <style:style style:name="P3" style:family="paragraph" style:parent-style-name="Text_20_body">
      <style:text-properties fo:font-weight="normal" officeooo:rsid="000ad7e7" officeooo:paragraph-rsid="000ad7e7" style:font-weight-asian="normal" style:font-weight-complex="normal"/>
    </style:style>
    <style:style style:name="P4" style:family="paragraph" style:parent-style-name="Text_20_body">
      <style:text-properties officeooo:rsid="000c36a5" officeooo:paragraph-rsid="000c36a5"/>
    </style:style>
    <style:style style:name="P5" style:family="paragraph" style:parent-style-name="Text_20_body">
      <style:text-properties officeooo:paragraph-rsid="000c36a5"/>
    </style:style>
    <style:style style:name="P6" style:family="paragraph" style:parent-style-name="Text_20_body">
      <style:text-properties fo:font-style="normal" officeooo:rsid="000c36a5" officeooo:paragraph-rsid="000c36a5" style:font-style-asian="normal" style:font-style-complex="normal"/>
    </style:style>
    <style:style style:name="P7" style:family="paragraph" style:parent-style-name="Heading_20_1">
      <style:text-properties officeooo:rsid="0008f36f" officeooo:paragraph-rsid="0008f36f"/>
    </style:style>
    <style:style style:name="P8" style:family="paragraph" style:parent-style-name="Heading_20_1" style:list-style-name="">
      <style:text-properties officeooo:rsid="000c36a5" officeooo:paragraph-rsid="000c36a5"/>
    </style:style>
    <style:style style:name="P9" style:family="paragraph" style:parent-style-name="Heading_20_1">
      <style:paragraph-properties fo:break-before="page"/>
      <style:text-properties officeooo:rsid="000c36a5" officeooo:paragraph-rsid="000c36a5"/>
    </style:style>
    <style:style style:name="P10" style:family="paragraph" style:parent-style-name="Heading_20_5">
      <style:text-properties officeooo:rsid="0008f36f" officeooo:paragraph-rsid="0008f36f"/>
    </style:style>
    <style:style style:name="P11" style:family="paragraph" style:parent-style-name="Heading_20_5">
      <style:text-properties officeooo:rsid="000c36a5" officeooo:paragraph-rsid="000c36a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ca7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Virenscanner</text:h>
      <text:p text:style-name="P1">Ein Antivirenprogramm soll Schadsoftware erkennen und wenn möglich entfernen.</text:p>
      <text:h text:style-name="P10" text:outline-level="5">Echtzeitscanner</text:h>
      <text:p text:style-name="P1">Der Echtzeitscanner läuft als Systemdienst(Windows) oder Daemon(Unix) aktiv und scannt Daten, Programme, den RAM und evtl. HTTP- wie FTP-Verkehr.</text:p>
      <text:p text:style-name="P1">Bei einem Befund wird in der Regel der User über weiteres Verfahren gefragt. </text:p>
      <text:p text:style-name="P1">Der Scanvorgang kann</text:p>
      <text:p text:style-name="P1"><text:tab/>• beim Lesevorgang passieren</text:p>
      <text:p text:style-name="P1"><text:tab/>• beim Schreibvorgang passieren</text:p>
      <text:p text:style-name="P1"/>
      <text:p text:style-name="P2">Reaktive Virenscanner</text:p>
      <text:p text:style-name="P3">Bei einem reaktivem Virenscanner kann die Schadsoftware erst durch eine Signatur des Herstellers erkannt, das heißt es ist erforderlich die Signaturen stets aktuell zu halten. Bei neuer Malware kann es unter Umständen eine gewisse Zeit dauern, bis die Signatur zur Verfügung steht.</text:p>
      <text:p text:style-name="P3"/>
      <text:p text:style-name="P2">Proaktive Virenscanner</text:p>
      <text:p text:style-name="P3">Dies<text:span text:style-name="T3">e</text:span> Art Scanner erkennt Malware anhand von bestimmten Merkmalen(Heuristikt). Sie sind theoretisch in der Lage neue unbekannte Viren zu erkennen. Allerdings haben heuristische Scanner unter Umständen eine erhöhte Fehlerquote.</text:p>
      <text:p text:style-name="P3"/>
      <text:h text:style-name="P8" text:outline-level="1"/>
      <text:h text:style-name="P9" text:outline-level="1">Virus vs Wurm</text:h>
      <text:p text:style-name="P5"/>
      <text:h text:style-name="P11" text:outline-level="5">Computer-Virus</text:h>
      <text:p text:style-name="P4">Ein Computer-Virus kann sich, wie Humanviren, selbst vermehren. Ein betroffenes Gerät kann schlechter bis gar nicht mehr funktionieren.</text:p>
      <text:p text:style-name="P4">Er verbreitet sich, mittels einer infizierten Datei oder einem infiziertem Programm über das Netzwerk. <text:s/></text:p>
      <text:p text:style-name="P4"/>
      <text:h text:style-name="P11" text:outline-level="5">Computer-Wurm</text:h>
      <text:p text:style-name="P4">Die Funktionsweise eines Wurms ist ähnlich dem eines Virus, jedoch hängt sich ein Wurm nicht einem Programm an, sondern <text:span text:style-name="T1">schlängeln</text:span><text:span text:style-name="T2"> sich anstattdessen durch im System vorhandene Sicherheitslücken.</text:span></text:p>
      <text:p text:style-name="P6">WannaCry und Stuxnet sind unter anderem 2 der brühmtesten Computer-Würmer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9T23:57:10.730000000</meta:creation-date>
    <dc:date>2021-02-10T16:47:21.839000000</dc:date>
    <meta:editing-duration>PT50M43S</meta:editing-duration>
    <meta:editing-cycles>3</meta:editing-cycles>
    <meta:generator>LibreOffice/6.4.1.2$Windows_X86_64 LibreOffice_project/4d224e95b98b138af42a64d84056446d09082932</meta:generator>
    <meta:document-statistic meta:table-count="0" meta:image-count="0" meta:object-count="0" meta:page-count="2" meta:paragraph-count="19" meta:word-count="203" meta:character-count="1506" meta:non-whitespace-character-count="1317"/>
  </office:meta>
</office:document-meta>
</file>